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tyle="normal" fo:font-weight="bold" style:font-style-asian="normal" style:font-weight-asian="bold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3d73" style:text-position="33% 58%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small-caps" fo:color="#003d73"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variant="small-caps" style:font-name="Segoe UI1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3d73" style:text-position="15% 58%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5.875cm" svg:x="1.778cm" svg:y="1.016cm">
          <draw:text-box>
            <text:p text:style-name="P1"><text:span text:style-name="T1">Psalm 104:27–35</text:span></text:p>
            <text:p text:style-name="P1"><text:span text:style-name="T1"/></text:p>
            <text:p text:style-name="P2"><text:span text:style-name="T2">27</text:span><text:span text:style-name="T3">These all look to you,</text:span></text:p>
            <text:p text:style-name="P2"><text:span text:style-name="T4"><text:s text:c="5"/></text:span><text:span text:style-name="T5">to give them their food in due seas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3" draw:layer="layout" svg:width="24.384cm" svg:height="4.76cm" svg:x="1.778cm" svg:y="1.016cm">
          <draw:text-box>
            <text:p text:style-name="P2"><text:span text:style-name="T2">28</text:span><text:span text:style-name="T3">When you give it to them, they gather it up;</text:span></text:p>
            <text:p text:style-name="P2"><text:span text:style-name="T4"><text:s text:c="6"/></text:span><text:span text:style-name="T5">when you open your hand, they are filled </text:span></text:p>
            <text:p text:style-name="P5"><text:span text:style-name="T5"><text:s text:c="6"/></text:span><text:span text:style-name="T5">with good thing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3" draw:layer="layout" svg:width="24.384cm" svg:height="4.76cm" svg:x="1.778cm" svg:y="1.016cm">
          <draw:text-box>
            <text:p text:style-name="P2"><text:span text:style-name="T2">29</text:span><text:span text:style-name="T3">When you hide your face, they are dismayed;</text:span></text:p>
            <text:p text:style-name="P2"><text:span text:style-name="T4"><text:s text:c="6"/></text:span><text:span text:style-name="T5">when you take away their breath, they </text:span></text:p>
            <text:p text:style-name="P2"><text:span text:style-name="T5"><text:s text:c="6"/></text:span><text:span text:style-name="T5">die and return to their du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3" draw:layer="layout" svg:width="24.384cm" svg:height="4.76cm" svg:x="1.778cm" svg:y="1.016cm">
          <draw:text-box>
            <text:p text:style-name="P2"><text:span text:style-name="T2">30</text:span><text:span text:style-name="T3">When you send forth your Spirit, they are <text:s/></text:span></text:p>
            <text:p text:style-name="P2"><text:span text:style-name="T3"><text:s text:c="2"/></text:span><text:span text:style-name="T3">created,</text:span></text:p>
            <text:p text:style-name="P2"><text:span text:style-name="T4"><text:s text:c="6"/></text:span><text:span text:style-name="T5">and you renew the face of the 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7" draw:layer="layout" svg:width="24.384cm" svg:height="7.766cm" svg:x="1.778cm" svg:y="1.016cm">
          <draw:text-box>
            <text:p text:style-name="P6"><text:span text:style-name="T2">31</text:span><text:span text:style-name="T3">May the glory of the </text:span><text:span text:style-name="T6">Lord</text:span><text:span text:style-name="T3"> endure forever;</text:span></text:p>
            <text:p text:style-name="P6"><text:span text:style-name="T5"><text:s text:c="6"/></text:span><text:span text:style-name="T5">may the </text:span><text:span text:style-name="T7">Lord</text:span><text:span text:style-name="T5"> rejoice in his works,</text:span></text:p>
            <text:p text:style-name="P6"><text:span text:style-name="T8">32</text:span><text:span text:style-name="T3">who looks on the earth and it trembles,</text:span></text:p>
            <text:p text:style-name="P6"><text:span text:style-name="T5"><text:s text:c="6"/></text:span><text:span text:style-name="T5">who touches the mountains and they </text:span></text:p>
            <text:p text:style-name="P6"><text:span text:style-name="T5"><text:s text:c="6"/></text:span><text:span text:style-name="T5">smok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3" draw:layer="layout" svg:width="24.384cm" svg:height="7.766cm" svg:x="1.778cm" svg:y="1.016cm">
          <draw:text-box>
            <text:p text:style-name="P2"><text:span text:style-name="T2">33</text:span><text:span text:style-name="T3">I will sing to the </text:span><text:span text:style-name="T6">Lord</text:span><text:span text:style-name="T3"> as long as I live;</text:span></text:p>
            <text:p text:style-name="P2"><text:span text:style-name="T4"><text:s text:c="6"/></text:span><text:span text:style-name="T5">I will sing praise to my God while I have </text:span></text:p>
            <text:p text:style-name="P2"><text:span text:style-name="T5"><text:s text:c="6"/></text:span><text:span text:style-name="T5">being.</text:span></text:p>
            <text:p text:style-name="P2"><text:span text:style-name="T2">34</text:span><text:span text:style-name="T3">May my meditation be pleasing to him,</text:span></text:p>
            <text:p text:style-name="P2"><text:span text:style-name="T4"><text:s text:c="6"/></text:span><text:span text:style-name="T5">for I rejoice in the </text:span><text:span text:style-name="T7">Lord</text:span><text:span text:style-name="T5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7" draw:layer="layout" svg:width="24.384cm" svg:height="6.35cm" svg:x="1.778cm" svg:y="1.016cm">
          <draw:text-box>
            <text:p text:style-name="P2"><text:span text:style-name="T2">35</text:span><text:span text:style-name="T3">Let sinners be consumed from the earth, and </text:span></text:p>
            <text:p text:style-name="P2"><text:span text:style-name="T3"><text:s text:c="2"/></text:span><text:span text:style-name="T3">let the wicked be no more!</text:span></text:p>
            <text:p text:style-name="P2"><text:span text:style-name="T4"><text:s text:c="6"/></text:span><text:span text:style-name="T5">Bless the </text:span><text:span text:style-name="T7">Lord</text:span><text:span text:style-name="T5">, O my soul!</text:span></text:p>
            <text:p text:style-name="P5"><text:span text:style-name="T5"><text:s text:c="6"/></text:span><text:span text:style-name="T5">Praise the </text:span><text:span text:style-name="T7">Lord</text:span><text:span text:style-name="T5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10" draw:layer="layout" svg:width="24.384cm" svg:height="6.35cm" svg:x="1.778cm" svg:y="1.016cm">
          <draw:text-box>
            <text:p text:style-name="P9"><text:span text:style-name="T9">Glory be to the Father and to the Son</text:span></text:p>
            <text:p text:style-name="P9"><text:span text:style-name="T9">and to the Holy Spirit;</text:span></text:p>
            <text:p text:style-name="P9"><text:span text:style-name="T9">as it was in the beginning,</text:span></text:p>
            <text:p text:style-name="P9"><text:span text:style-name="T9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0:51:44.617000000</meta:creation-date>
    <dc:title>Blue template</dc:title>
    <meta:editing-duration>PT9M25S</meta:editing-duration>
    <meta:editing-cycles>3</meta:editing-cycles>
    <meta:generator>LibreOffice/6.0.6.2$Windows_X86_64 LibreOffice_project/0c292870b25a325b5ed35f6b45599d2ea4458e77</meta:generator>
    <dc:date>2018-09-27T11:32:18.170000000</dc:date>
    <meta:document-statistic meta:object-count="45"/>
  </office:meta>
</office:document-meta>
</file>